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0800000008B2AA4E6A4F6D2D73.png" manifest:media-type="image/png"/>
  <manifest:file-entry manifest:full-path="Pictures/100000000000000800000008D65121279EDCA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bitmap" draw:fill-image-name="_32_0_20_Percent" draw:textarea-horizontal-align="justify" draw:textarea-vertical-align="middle" draw:auto-grow-height="false" fo:min-height="2.683cm" fo:min-width="2.51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4.842cm" fo:min-width="2.514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3.591cm" fo:min-width="2.51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2.556cm" fo:min-width="2.514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4.669cm" fo:min-width="2.51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80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93d9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de59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0.714cm" fo:min-width="1.73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0.783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_32_0_20_Percent"/>
      <style:paragraph-properties fo:text-align="center"/>
      <style:text-properties fo:font-size="12pt"/>
    </style:style>
    <style:style style:name="P3" style:family="paragraph">
      <loext:graphic-properties draw:fill="bitmap" draw:fill-image-name="_35__20_Percent"/>
      <style:paragraph-properties fo:text-align="center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Source Code Pro1"/>
    </style:style>
    <style:style style:name="P6" style:family="paragraph">
      <loext:graphic-properties draw:fill-color="#cccccc"/>
      <style:paragraph-properties fo:text-align="center"/>
      <style:text-properties style:font-name="Source Code Pro1" fo:font-size="14pt" style:font-size-asian="14pt" style:font-size-complex="14pt"/>
    </style:style>
    <style:style style:name="P7" style:family="paragraph">
      <loext:graphic-properties draw:fill-color="#0093d9"/>
      <style:paragraph-properties fo:text-align="center"/>
      <style:text-properties style:font-name="Source Code Pro1" fo:font-size="14pt" style:font-size-asian="14pt" style:font-size-complex="14pt"/>
    </style:style>
    <style:style style:name="P8" style:family="paragraph">
      <loext:graphic-properties draw:fill-color="#ffde59"/>
      <style:paragraph-properties fo:text-align="center"/>
      <style:text-properties style:font-name="Source Code Pro1" fo:font-size="14pt" style:font-size-asian="14pt" style:font-size-complex="14pt"/>
    </style:style>
    <style:style style:name="P9" style:family="paragraph">
      <loext:graphic-properties draw:fill-color="#bbe33d"/>
      <style:paragraph-properties fo:text-align="center"/>
      <style:text-properties style:font-name="Source Code Pro1" fo:font-size="14pt" style:font-size-asian="14pt" style:font-size-complex="14pt"/>
    </style:style>
    <style:style style:name="P10" style:family="paragraph">
      <loext:graphic-properties draw:fill-color="#bbe33d"/>
      <style:paragraph-properties fo:text-align="center"/>
      <style:text-properties style:font-name="Source Code Pro1"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style:font-name="Source Code Pro1" fo:font-size="15pt" style:font-size-asian="15pt" style:font-size-complex="15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4pt" style:font-size-asian="14pt" style:font-size-complex="14pt"/>
    </style:style>
    <style:style style:name="T4" style:family="text">
      <style:text-properties style:font-name="Source Code Pro1" fo:font-size="13pt" style:font-size-asian="13pt" style:font-size-complex="13pt"/>
    </style:style>
    <style:style style:name="T5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2.967cm" svg:x="13.393cm" svg:y="9.098cm">
          <text:p text:style-name="P1"/>
          <text:p text:style-name="P1"/>
          <text:p text:style-name="P1"/>
          <text:p text:style-name="P1"><text:span text:style-name="T1">Me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048cm" svg:height="5.126cm" svg:x="9.793cm" svg:y="5.764cm"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48cm" svg:height="3.875cm" svg:x="6.297cm" svg:y="4.189cm">
          <text:p text:style-name="P1"/>
          <text:p text:style-name="P1"><text:span text:style-name="T1">Gue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048cm" svg:height="2.84cm" svg:x="6.292cm" svg:y="8.05cm">
          <text:p text:style-name="P1"/>
          <text:p text:style-name="P1"/>
          <text:p text:style-name="P1"/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8cm" svg:height="3.875cm" svg:x="2.796cm" svg:y="1.989cm">
          <text:p text:style-name="P1"/>
          <text:p text:style-name="P1"><text:span text:style-name="T1">Gue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48cm" svg:height="4.953cm" svg:x="2.791cm" svg:y="5.937cm"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909cm" svg:y1="1.925cm" svg:x2="1.905cm" svg:y2="13.046cm">
          <text:p/>
        </draw:line>
        <draw:line draw:style-name="gr6" draw:text-style-name="P4" draw:layer="layout" svg:x1="0.954cm" svg:y1="9.031cm" svg:x2="17.426cm" svg:y2="9.101cm">
          <text:p/>
        </draw:line>
        <draw:frame draw:style-name="gr7" draw:text-style-name="P5" draw:layer="layout" svg:width="1.27cm" svg:height="1.052cm" svg:x="0.124cm" svg:y="6.663cm">
          <draw:text-box>
            <text:p><text:span text:style-name="T2">SW</text:span></text:p>
          </draw:text-box>
        </draw:frame>
        <draw:frame draw:style-name="gr7" draw:text-style-name="P5" draw:layer="layout" svg:width="1.27cm" svg:height="1.052cm" svg:x="0.124cm" svg:y="10.219cm">
          <draw:text-box>
            <text:p><text:span text:style-name="T2">HW</text:span></text:p>
          </draw:text-box>
        </draw:frame>
        <draw:custom-shape draw:style-name="gr8" draw:text-style-name="P6" draw:layer="layout" svg:width="2.286cm" svg:height="1.016cm" svg:x="3.172cm" svg:y="9.012cm">
          <text:p text:style-name="P1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1.016cm" svg:x="3.172cm" svg:y="8.012cm"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1.016cm" svg:x="3.172cm" svg:y="7.012cm">
          <text:p text:style-name="P1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1.016cm" svg:x="3.172cm" svg:y="6.012cm">
          <text:p text:style-name="P1"><text:span text:style-name="T3">VMM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3.172cm" svg:y="4.812cm"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3.172cm" svg:y="3.812cm">
          <text:p text:style-name="P1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86cm" svg:height="1.016cm" svg:x="3.172cm" svg:y="2.812cm">
          <text:p text:style-name="P1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86cm" svg:height="1.016cm" svg:x="6.673cm" svg:y="9.012cm">
          <text:p text:style-name="P1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286cm" svg:height="1.016cm" svg:x="6.673cm" svg:y="8.012cm">
          <text:p text:style-name="P1"><text:span text:style-name="T3">VMM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6.673cm" svg:y="7.012cm"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6.673cm" svg:y="6.012cm">
          <text:p text:style-name="P1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86cm" svg:height="1.016cm" svg:x="6.673cm" svg:y="5.012cm">
          <text:p text:style-name="P1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86cm" svg:height="1.016cm" svg:x="10.174cm" svg:y="9.012cm">
          <text:p text:style-name="P1"><text:span text:style-name="T3">NIC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10.174cm" svg:y="8.012cm"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1.016cm" svg:x="10.174cm" svg:y="7.012cm">
          <text:p text:style-name="P1"><text:span text:style-name="T3">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86cm" svg:height="1.016cm" svg:x="10.174cm" svg:y="6.012cm">
          <text:p text:style-name="P1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1.016cm" svg:x="13.774cm" svg:y="9.112cm">
          <text:p text:style-name="P1"><text:span text:style-name="T4">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86cm" svg:height="1.016cm" svg:x="13.774cm" svg:y="10.112cm">
          <text:p text:style-name="P1"><text:span text:style-name="T3">NIC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629cm" svg:height="2.384cm" svg:x="2.594cm" svg:y="0.062cm">
          <draw:text-box>
            <text:p text:style-name="P1"><text:span text:style-name="T5">Type 2 </text:span></text:p>
            <text:p text:style-name="P1"><text:span text:style-name="T5">Hypervisor</text:span></text:p>
          </draw:text-box>
        </draw:frame>
        <draw:frame draw:style-name="gr12" draw:text-style-name="P11" draw:layer="layout" svg:width="3.684cm" svg:height="2.384cm" svg:x="5.969cm" svg:y="1.38cm">
          <draw:text-box>
            <text:p text:style-name="P1"><text:span text:style-name="T5">Type 1 </text:span></text:p>
            <text:p text:style-name="P1"><text:span text:style-name="T5">Hypervisor</text:span></text:p>
          </draw:text-box>
        </draw:frame>
        <draw:frame draw:style-name="gr13" draw:text-style-name="P11" draw:layer="layout" svg:width="3.429cm" svg:height="1.033cm" svg:x="9.496cm" svg:y="4.364cm">
          <draw:text-box>
            <text:p text:style-name="P1"><text:span text:style-name="T5">Container</text:span></text:p>
          </draw:text-box>
        </draw:frame>
        <draw:frame draw:style-name="gr13" draw:text-style-name="P11" draw:layer="layout" svg:width="3.429cm" svg:height="1.033cm" svg:x="13.197cm" svg:y="7.865cm">
          <draw:text-box>
            <text:p text:style-name="P1"><text:span text:style-name="T5">FPG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9-18T21:52:39.636969906</dc:date>
    <meta:editing-duration>PT16M12S</meta:editing-duration>
    <meta:editing-cycles>6</meta:editing-cycles>
    <meta:generator>LibreOffice/6.2.7.1$Linux_X86_64 LibreOffice_project/20$Build-1</meta:generator>
    <meta:document-statistic meta:object-count="32"/>
  </office:meta>
</office:document-meta>
</file>